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2012FC2BE257EF82C8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background" draw:fill-image-width="3.316cm" draw:fill-image-height="3.316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19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style:font-name="Caladea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ffffff" fo:font-size="32pt"/>
    </style:style>
    <style:style style:name="T2" style:family="text">
      <style:text-properties fo:font-size="3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Caladea"/>
    </style:style>
    <style:style style:name="T5" style:family="text">
      <style:text-properties style:font-name="Caladea" fo:background-color="#ffff00"/>
    </style:style>
    <style:style style:name="T6" style:family="text">
      <style:text-properties style:font-name="Caladea" fo:font-size="18pt" fo:background-color="#ffff00" style:font-size-asian="18pt" style:font-size-complex="18pt"/>
    </style:style>
    <style:style style:name="T7" style:family="text">
      <style:text-properties style:font-name="Caladea"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 Web dengan Cento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Oleh Adi P Ginting</text:span></text:p>
            <text:p><text:span text:style-name="T1"><text:a xlink:href="http://www.adipginting.com/" xlink:type="simple">www.adipginting.com</text:a></text:span></text:p>
            <text:p><text:span text:style-name="T2"/></text:p>
            <text:p><text:span text:style-name="T2"><text:a xlink:href="http://www.medanlinux.com/" xlink:type="simple">www.medanlinux.com</text:a></text:span><text:span text:style-name="T2"><text:line-break/></text:span><text:span text:style-name="T2"><text:line-break/></text:span><text:span text:style-name="T2"><text:line-break/></text:span><text:span text:style-name="T3">Background image by Victorgrigas - Own work, CC BY-SA 3.0, https://commons.wikimedia.org/w/index.php?curid=20348454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si Server We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Server web atau peladen web dapat merujuk baik pada perangkat keras ataupun perangkat lunak yang menyediakan layanan akses kepada pengguna melalui protokol komunikasi HTTP atau HTTPS atas berkas-berkas yang terdapat pada suatu situs web dalam layanan ke pengguna dengan menggunakan aplikasi tertentu seperti peramban web.”</text:p>
                <text:p>– https://id.wikipedia.org/wiki/Server_web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asi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ena untuk testing, jalankan file iso centos di virtualbox</text:p>
              </text:list-item>
              <text:list-item>
                <text:p>Biarkan semua kebutuhan instalasi otomatis</text:p>
              </text:list-item>
              <text:list-item>
                <text:p>Atur root dan user (centang user sebagai administrato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5.194cm" svg:x="1.4cm" svg:y="-0.007cm" presentation:class="title" presentation:user-transformed="true">
          <draw:text-box>
            <text:p>Pengaturan Network agar Server Virtual dapat di jalankan secara remote (contoh)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ambungkan server ke NAT (supaya terhubung ke internet)</text:span></text:p>
                <text:p><text:span text:style-name="T4">pengaturan di /etc/sysconfig/network-scripts/ifcfg-enp0s*</text:span></text:p>
                <text:p><text:span text:style-name="T5">DNS1=8.8.8.8</text:span></text:p>
                <text:p><text:span text:style-name="T5">DNS2=8.8.4.4</text:span></text:p>
                <text:p><text:span text:style-name="T5"># Note this was set to no</text:span></text:p>
                <text:p><text:span text:style-name="T5">ONBOOT=yes</text:span></text:p>
                <text:p><text:span text:style-name="T6">(sumber: https://superuser.com/questions/915536/centos-7-virtualbox-no-internet-access#1053605)</text:span><text:span text:style-name="T7">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5.194cm" svg:x="1.4cm" svg:y="-0.007cm" presentation:class="title" presentation:user-transformed="true">
          <draw:text-box>
            <text:p>Pengaturan Network agar Server Virtual dapat di jalankan secara remote (contoh)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Sambungkan server ke host-only connection (supaya terhubung ke host)</text:span></text:p>
                <text:p><text:span text:style-name="T4">pengaturan di /etc/sysconfig/network-scripts/ifcfg-enp0s*</text:span></text:p>
                <text:p><text:span text:style-name="T5">TYPE=Ethernet</text:span></text:p>
                <text:p><text:span text:style-name="T5">BOOTPROTO=static</text:span></text:p>
                <text:p><text:span text:style-name="T5">NAME=enp0s3</text:span></text:p>
                <text:p><text:span text:style-name="T5">UUID=* (lihat slide selanjutnya)</text:span></text:p>
                <text:p><text:span text:style-name="T5">DEVICE=enp0s3</text:span></text:p>
                <text:p><text:span text:style-name="T5">ONBOOT=yes</text:span></text:p>
                <text:p><text:span text:style-name="T5">IPADDR=192.168.56.101</text:span></text:p>
                <text:p><text:span text:style-name="T5">NETMASK=255.255.255.0</text:span></text:p>
                <text:p><text:span text:style-name="T6">(sumber: https://unix.stackexchange.com/questions/192742/enable-ssh-host-to-guest-guest-internet-on-centos-7-guest-with-virtualbox)</text:span><text:span text:style-name="T7"> 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*Generate UUID untuk interface jaring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uidgen eth0</text:p>
                <text:p><text:span text:style-name="T8">(sumber: http://www.itechlounge.net/2014/03/linux-how-to-generate-uuid-for-network-interface-on-rhelcentos/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es koneksi ke server virtual dari ho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sh nama-user@192.168.56.10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ur firewall</text:p>
              </text:list-item>
              <text:list-item>
                <text:p>Pasang Apache</text:p>
              </text:list-item>
              <text:list-item>
                <text:p>Pasang dan konfigurasi Mysql/Mariadb</text:p>
              </text:list-item>
              <text:list-item>
                <text:p>Pasang php dan php mysql</text:p>
              </text:list-item>
              <text:list-item>
                <text:p>Install wordp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ka Port 80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do firewall-cmd –permanent --zone=public –add-service=http</text:p>
              </text:list-item>
              <text:list-item>
                <text:p>Sudo firewall-cmd –permanent –zone=public –add-service=https</text:p>
              </text:list-item>
              <text:list-item>
                <text:p>sudo firewall-cmd --rel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stalasi Apache, MySQL, 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ntuk instalasi ini, secara lengkap dari https://www.digitalocean.com/community/tutorials/how-to-install-linux-apache-mysql-php-lamp-stack-on-centos-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stalasi &amp; Konfigurasi Ap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bagai administrator, jalankan:</text:p>
                <text:list>
                  <text:list-item>
                    <text:p># yum install <text:s/>httpd</text:p>
                  </text:list-item>
                </text:list>
              </text:list-item>
              <text:list-item>
                <text:p>Memulai :</text:p>
                <text:list>
                  <text:list-item>
                    <text:p>#systemctl start httpd.service</text:p>
                  </text:list-item>
                </text:list>
              </text:list-item>
              <text:list-item>
                <text:p>Menjalankan apache ketika server hidup</text:p>
                <text:list>
                  <text:list-item>
                    <text:p>#systemctl enable httpd.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base: MySQL/Maria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asi:</text:p>
                <text:list>
                  <text:list-item>
                    <text:p>#yum install mariadb-server mariadb</text:p>
                  </text:list-item>
                </text:list>
              </text:list-item>
              <text:list-item>
                <text:p>Menjalankan service:</text:p>
                <text:list>
                  <text:list-item>
                    <text:p>#systemctl start mariadb</text:p>
                  </text:list-item>
                </text:list>
              </text:list-item>
              <text:list-item>
                <text:p>Menjalankan service ketika komputer hidup:</text:p>
                <text:list>
                  <text:list-item>
                    <text:p>#systemctl enable mariadb</text:p>
                  </text:list-item>
                </text:list>
              </text:list-item>
              <text:list-item>
                <text:p>Atur MySQL:</text:p>
                <text:list>
                  <text:list-item>
                    <text:p>#mysql_secure_installation</text:p>
                  </text:list-item>
                </text:list>
              </text:list-item>
              <text:list-item>
                <text:p>Instal php dan php-mysql</text:p>
                <text:list>
                  <text:list-item>
                    <text:p>#yum install php php-mysql</text:p>
                  </text:list-item>
                </text:list>
              </text:list-item>
              <text:list-item>
                <text:p>Restart apache:</text:p>
                <text:list>
                  <text:list-item>
                    <text:p>#systemctl restart httpd.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stall Word P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 wordpress dari host ke virtual OS</text:p>
                <text:list>
                  <text:list-item>
                    <text:p>Contoh: scp wordpress-4.8.tar.gz <text:a xlink:href="mailto:mlx@192.168.56.101" xlink:type="simple">mlx@192.168.56.101</text:a>:/home/mlx/</text:p>
                  </text:list-item>
                </text:list>
              </text:list-item>
              <text:list-item>
                <text:p>Ekstrak wordpress: tar -zfx wordpress-4.8.tar.gz</text:p>
              </text:list-item>
              <text:list-item>
                <text:p>Kopikan wordpress hasil ekstraksi:</text:p>
                <text:list>
                  <text:list-header>
                    <text:p>cp -r wordpress /var/www/htm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ngaturan Database untuk Wordp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in sebagai root: mysql -u root -p</text:p>
                <text:list>
                  <text:list-item>
                    <text:p>Buat user baru (pengaturan berikut ini instan, untuk keamanan silakan pelajari MySQL lebih lanjut): </text:p>
                    <text:list>
                      <text:list-item>
                        <text:p>CREATE USER 'newuser'@'localhost' IDENTIFIED BY 'password';</text:p>
                      </text:list-item>
                      <text:list-item>
                        <text:p>GRANT ALL PRIVILEGES ON * . * TO 'newuser'@'localhost';</text:p>
                      </text:list-item>
                      <text:list-item>
                        <text:p>FLUSH PRIVILEGES;</text:p>
                        <text:p><text:span text:style-name="T9">(Sumber: </text:span><text:span text:style-name="T9"><text:a xlink:href="https://www.digitalocean.com/community/tutorials/how-to-create-a-new-user-and-grant-permissions-in-mysql" xlink:type="simple">https://www.digitalocean.com/community/tutorials/how-to-create-a-new-user-and-grant-permissions-in-mysql</text:a></text:span><text:span text:style-name="T9">)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Buat database baru:</text:span></text:p>
                <text:list>
                  <text:list-item>
                    <text:p><text:span text:style-name="T10">Login ke user baru:</text:span></text:p>
                    <text:list>
                      <text:list-item>
                        <text:p><text:span text:style-name="T10">mysql -u namauser -p</text:span></text:p>
                      </text:list-item>
                    </text:list>
                  </text:list-item>
                  <text:list-item>
                    <text:p><text:span text:style-name="T10">Buat database baru:</text:span></text:p>
                    <text:list>
                      <text:list-item>
                        <text:p><text:span text:style-name="T10">create database wordpres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stalasi Wordp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ka no IP server/wordpress dari browser di host.</text:p>
              </text:list-item>
              <text:list-item>
                <text:p>Ikuti langkah-langkah berikut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ima kasi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fill-image draw:name="background" xlink:href="Pictures/10000000000004B00000032012FC2BE257EF82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Orange" draw:gradient-step-count="0" draw:fill-image-width="3.316cm" draw:fill-image-height="3.316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Orange" draw:gradient-step-count="0" draw:fill-image-width="3.316cm" draw:fill-image-height="3.316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0:40:00.052319886</meta:creation-date>
    <dc:date>2017-08-26T05:29:21.999735381</dc:date>
    <meta:editing-duration>PT1H6M53S</meta:editing-duration>
    <meta:editing-cycles>7</meta:editing-cycles>
    <meta:generator>LibreOffice/5.4.0.3$Linux_X86_64 LibreOffice_project/40m0$Build-3</meta:generator>
    <meta:document-statistic meta:object-count="85"/>
  </office:meta>
</office:document-meta>
</file>